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xecutableDeclarationImpl.getParameter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ExecutableDeclarationImpl.getDelegateXExecutableMemb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ecutableDeclarationImpl.ExecutableDeclarationImpl( XExecutableMember deleg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